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a13" officeooo:paragraph-rsid="00158a13"/>
    </style:style>
    <style:style style:name="P2" style:family="paragraph" style:parent-style-name="Standard">
      <style:text-properties officeooo:rsid="001998e7" officeooo:paragraph-rsid="001998e7"/>
    </style:style>
    <style:style style:name="P3" style:family="paragraph" style:parent-style-name="Standard">
      <style:text-properties officeooo:rsid="001a5b2c" officeooo:paragraph-rsid="001a5b2c"/>
    </style:style>
    <style:style style:name="P4" style:family="paragraph" style:parent-style-name="Standard">
      <style:text-properties officeooo:rsid="001b60a5" officeooo:paragraph-rsid="001b60a5"/>
    </style:style>
    <style:style style:name="P5" style:family="paragraph" style:parent-style-name="Text_20_body">
      <style:text-properties officeooo:rsid="001d7789" officeooo:paragraph-rsid="001d7789"/>
    </style:style>
    <style:style style:name="P6" style:family="paragraph" style:parent-style-name="Text_20_body">
      <style:text-properties officeooo:rsid="001e3ef8" officeooo:paragraph-rsid="001e3ef8"/>
    </style:style>
    <style:style style:name="P7" style:family="paragraph" style:parent-style-name="Standard" style:list-style-name="L1">
      <style:text-properties officeooo:rsid="0015d95e" officeooo:paragraph-rsid="0015d95e"/>
    </style:style>
    <style:style style:name="P8" style:family="paragraph" style:parent-style-name="Standard" style:list-style-name="L2">
      <style:text-properties officeooo:rsid="0015d95e" officeooo:paragraph-rsid="0015d95e"/>
    </style:style>
    <style:style style:name="P9" style:family="paragraph" style:parent-style-name="Standard" style:list-style-name="L2">
      <style:text-properties officeooo:rsid="0017c389" officeooo:paragraph-rsid="0017c389"/>
    </style:style>
    <style:style style:name="P10" style:family="paragraph" style:parent-style-name="Standard">
      <style:text-properties officeooo:rsid="001a5b2c" officeooo:paragraph-rsid="001a5b2c"/>
    </style:style>
    <style:style style:name="P11" style:family="paragraph" style:parent-style-name="Standard">
      <style:text-properties officeooo:rsid="00158a13" officeooo:paragraph-rsid="00158a1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tbell developer handbook</text:p>
      <text:p text:style-name="P1"/>
      <text:p text:style-name="P1"/>
      <text:h text:style-name="Heading_20_1" text:outline-level="1">Tools used</text:h>
      <text:p text:style-name="P5">The following are the tools used for developing the application.</text:p>
      <text:h text:style-name="Heading_20_2" text:outline-level="2">For application development:-</text:h>
      <text:list xml:id="list2009724335" text:style-name="L1">
        <text:list-item>
          <text:p text:style-name="P7">Lazarus IDE</text:p>
        </text:list-item>
      </text:list>
      <text:h text:style-name="Heading_20_2" text:outline-level="2">For creating graphical elements used in the user interface:-</text:h>
      <text:list xml:id="list2935120940" text:style-name="L2">
        <text:list-item>
          <text:p text:style-name="P8">Inkscape</text:p>
        </text:list-item>
        <text:list-item>
          <text:p text:style-name="P8">Imagemagick</text:p>
        </text:list-item>
        <text:list-item>
          <text:p text:style-name="P9">Shell</text:p>
        </text:list-item>
      </text:list>
      <text:p text:style-name="P2"/>
      <text:h text:style-name="Heading_20_1" text:outline-level="1">Third party libraries used</text:h>
      <text:p text:style-name="P1">BgraBitmap</text:p>
      <text:p text:style-name="P2">PortAudio</text:p>
      <text:p text:style-name="P2">SndFile</text:p>
      <text:p text:style-name="P2">LibMpg123</text:p>
      <text:p text:style-name="P1"/>
      <text:h text:style-name="Heading_20_1" text:outline-level="1">How to setup your development environment</text:h>
      <text:p text:style-name="P2">Install Lazarus</text:p>
      <text:h text:style-name="Heading_20_2" text:outline-level="2">Intall BGRABitmap lkp</text:h>
      <text:p text:style-name="P3">Download from and unzip</text:p>
      <text:p text:style-name="P3">In Lazarus IDE Package &gt; Open Package file (.lpk) <text:s/>and select bgrabitmappack.lpk.</text:p>
      <text:p text:style-name="P4">Popup titled <text:s/><text:span text:style-name="T1">Package BGRABitmapPack v9.3</text:span><text:span text:style-name="T2"> click </text:span><text:span text:style-name="T1">Compile</text:span><text:span text:style-name="T2"> and then </text:span><text:span text:style-name="T1">Use &gt; In Project</text:span></text:p>
      <text:p text:style-name="P2"/>
      <text:p text:style-name="P2">Obtain libraries</text:p>
      <text:p text:style-name="P2"/>
      <text:p text:style-name="P1">Logging</text:p>
      <text:p text:style-name="P1">Teventlog</text:p>
      <text:p text:style-name="P1"/>
      <text:p text:style-name="P1">Build</text:p>
      <text:p text:style-name="P1">Development</text:p>
      <text:p text:style-name="P1">Assertions</text:p>
      <text:p text:style-name="P1">Assertions are used liberally to intercept runtime anomalous behaviour. These checks run during development testing in builds with debug info, but would not be part of the release build.</text:p>
      <text:p text:style-name="P1">Compiler options -&gt; Custom options -&gt; -Sa</text:p>
      <text:h text:style-name="Heading_20_1" text:outline-level="1"><text:soft-page-break/>Source control</text:h>
      <text:p text:style-name="P6">Version controlled source is kept in Githu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9T21:05:10.950000000</meta:creation-date>
    <dc:date>2021-05-30T19:04:47.607363121</dc:date>
    <meta:editing-duration>PT34M23S</meta:editing-duration>
    <meta:editing-cycles>9</meta:editing-cycles>
    <meta:generator>LibreOffice/7.0.2.2$Linux_X86_64 LibreOffice_project/8349ace3c3162073abd90d81fd06dcfb6b36b994</meta:generator>
    <meta:document-statistic meta:table-count="0" meta:image-count="0" meta:object-count="0" meta:page-count="2" meta:paragraph-count="30" meta:word-count="136" meta:character-count="897" meta:non-whitespace-character-count="793"/>
  </office:meta>
</office:document-meta>
</file>